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46cef9" officeooo:paragraph-rsid="0046cef9"/>
    </style:style>
    <style:style style:name="P2" style:family="paragraph" style:parent-style-name="Standard">
      <style:text-properties style:font-name="Linux Libertine O" officeooo:rsid="0043dfda" officeooo:paragraph-rsid="0043dfda"/>
    </style:style>
    <style:style style:name="P3" style:family="paragraph" style:parent-style-name="Standard">
      <style:text-properties style:font-name="Linux Libertine O" officeooo:rsid="0035cc64" officeooo:paragraph-rsid="002dda6f"/>
    </style:style>
    <style:style style:name="P4" style:family="paragraph" style:parent-style-name="Standard">
      <style:text-properties style:font-name="Linux Libertine O" officeooo:rsid="0035cc64" officeooo:paragraph-rsid="0035cc64"/>
    </style:style>
    <style:style style:name="P5" style:family="paragraph" style:parent-style-name="Standard">
      <style:text-properties style:font-name="Linux Libertine O" officeooo:rsid="00475d66" officeooo:paragraph-rsid="00475d66"/>
    </style:style>
    <style:style style:name="P6" style:family="paragraph" style:parent-style-name="Standard">
      <style:text-properties style:font-name="Linux Libertine O" officeooo:rsid="0048ee80" officeooo:paragraph-rsid="0048ee80"/>
    </style:style>
    <style:style style:name="P7" style:family="paragraph" style:parent-style-name="Heading">
      <style:text-properties officeooo:rsid="0043dfda" officeooo:paragraph-rsid="0045db25"/>
    </style:style>
    <style:style style:name="P8" style:family="paragraph" style:parent-style-name="Standard">
      <style:text-properties officeooo:paragraph-rsid="002dda6f"/>
    </style:style>
    <style:style style:name="P9" style:family="paragraph" style:parent-style-name="Standard">
      <style:text-properties officeooo:rsid="0035cc64" officeooo:paragraph-rsid="0035cc64"/>
    </style:style>
    <style:style style:name="P10" style:family="paragraph" style:parent-style-name="Standard">
      <style:text-properties officeooo:rsid="00475d66" officeooo:paragraph-rsid="00475d66"/>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75d66"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45db25" style:font-size-asian="18.2000007629395pt" style:font-size-complex="18.2000007629395pt" style:font-weight-complex="600"/>
    </style:style>
    <style:style style:name="T5" style:family="text">
      <style:text-properties fo:color="#004586" loext:opacity="100%" style:font-name="Linux Libertine O" fo:font-size="18.2000007629395pt" officeooo:rsid="004c5656" style:font-size-asian="18.2000007629395pt" style:font-size-complex="18.2000007629395pt" style:font-weight-complex="600"/>
    </style:style>
    <style:style style:name="T6" style:family="text">
      <style:text-properties fo:color="#004586" loext:opacity="100%" style:font-name="Linux Libertine O" fo:font-size="18.2000007629395pt" fo:font-weight="bold" officeooo:rsid="00475d66" style:font-name-asian="Noto Sans CJK SC Regular" style:font-size-asian="18.2000007629395pt" style:font-weight-asian="bold" style:font-name-complex="FreeSans1" style:font-size-complex="18.2000007629395pt" style:font-weight-complex="600"/>
    </style:style>
    <style:style style:name="T7" style:family="text">
      <style:text-properties style:font-name="Linux Libertine O"/>
    </style:style>
    <style:style style:name="T8" style:family="text">
      <style:text-properties style:font-name="Linux Libertine O" officeooo:rsid="002dda6f"/>
    </style:style>
    <style:style style:name="T9" style:family="text">
      <style:text-properties style:font-name="Linux Libertine O" officeooo:rsid="0035cc64"/>
    </style:style>
    <style:style style:name="T10" style:family="text">
      <style:text-properties style:font-name="Linux Libertine O" officeooo:rsid="00425d94"/>
    </style:style>
    <style:style style:name="T11" style:family="text">
      <style:text-properties style:font-name="Linux Libertine O" officeooo:rsid="0043dfda"/>
    </style:style>
    <style:style style:name="T12" style:family="text">
      <style:text-properties style:font-name="Linux Libertine O" officeooo:rsid="004cdd56"/>
    </style:style>
    <style:style style:name="T13" style:family="text">
      <style:text-properties officeooo:rsid="00475d66"/>
    </style:style>
    <style:style style:name="T14" style:family="text">
      <style:text-properties officeooo:rsid="004abe2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Potato soup</text:span><text:span text:style-name="T3"> (</text:span><text:span text:style-name="T4">4</text:span><text:span text:style-name="T3"> portions; </text:span><text:span text:style-name="T5">50 min</text:span><text:span text:style-name="T3">)</text:span></text:h>
      <text:p text:style-name="P9"><text:span text:style-name="T10">Adapted f</text:span><text:span text:style-name="T7">rom </text:span><text:a xlink:type="simple" xlink:href="https://www.littlepotatoes.com/recipes/german-little-potato-soup/" text:style-name="Internet_20_link" text:visited-style-name="Visited_20_Internet_20_Link"><text:span text:style-name="T7">https://www.littlepotatoes.com/recipes/german-little-potato-soup/</text:span></text:a></text:p>
      <text:p text:style-name="P10">Good with wholemeal pasta.</text:p>
      <text:p text:style-name="P4"/>
      <text:p text:style-name="Heading"><text:span text:style-name="T1">For the </text:span><text:span text:style-name="T2">preparation</text:span></text:p>
      <text:p text:style-name="P5">800g little potates</text:p>
      <text:p text:style-name="P5">600g carrot</text:p>
      <text:p text:style-name="P5">600g leeeeeeek</text:p>
      <text:p text:style-name="P5">400g onion (red or white)</text:p>
      <text:p text:style-name="P5"/>
      <text:p text:style-name="P5">75g bacon (optional)</text:p>
      <text:p text:style-name="P2"/>
      <text:p text:style-name="P2"/>
      <text:p text:style-name="P5">Amounts given are as a guide, feel free to vary to your taste.</text:p>
      <text:p text:style-name="P5"/>
      <text:p text:style-name="P5">Scrub the potates and carrotes (no need to peel), and trim and wash the leeks.</text:p>
      <text:p text:style-name="P5">Halve the potatoes, chop the carrots into thick slices, halve the leek lengthwise before slicing, and roughly dice the onion.</text:p>
      <text:p text:style-name="P5"/>
      <text:p text:style-name="P5">If using, cut the fat off the bacon (for frying) and cut the rest into small pieces.</text:p>
      <text:p text:style-name="P5"/>
      <text:p text:style-name="P7"><text:span text:style-name="T1">For the </text:span><text:span text:style-name="T2">soup</text:span></text:p>
      <text:p text:style-name="P8"><text:span text:style-name="T12">5</text:span><text:span text:style-name="T8"> tbsp </text:span><text:span text:style-name="T9">olive oil, more as needed</text:span></text:p>
      <text:p text:style-name="P3"/>
      <text:p text:style-name="P5">½ tsp nutmeg</text:p>
      <text:p text:style-name="P5">1 tsp thyme</text:p>
      <text:p text:style-name="P5">1 tsp erbs de provence</text:p>
      <text:p text:style-name="P5">1 tsp black pepper</text:p>
      <text:p text:style-name="P1"/>
      <text:p text:style-name="P5">1 tsp salt</text:p>
      <text:p text:style-name="P1"><text:span text:style-name="T13">2</text:span> stock cube<text:span text:style-name="T13">s</text:span> or pot</text:p>
      <text:p text:style-name="P6">1½ litres hot water</text:p>
      <text:p text:style-name="P1"/>
      <text:p text:style-name="P5">100ml single cream (or reduced equivalent of double/other cream)</text:p>
      <text:p text:style-name="P1"/>
      <text:p text:style-name="P1"/>
      <text:p text:style-name="P6"><text:span text:style-name="T14">Heat the oil. </text:span>If using the bacon, add the fat first to crisp, followed by the onions, leeks and herbs &amp; spices. Fry until soft (about 5 min).</text:p>
      <text:p text:style-name="P6"/>
      <text:p text:style-name="P6">Add the carrots, salt, and remainder of bacon and fry for another few minutes. Add the stock pot, potatoes and hot water and mix well. Bring to the boil and simmer for 20-25 minutes or until the potatoes are cooked.</text:p>
      <text:p text:style-name="P6"/>
      <text:p text:style-name="P6">Stir in the cream and serve.</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8:15:11.748002935</dc:date>
    <meta:editing-duration>PT2H11M47S</meta:editing-duration>
    <meta:editing-cycles>49</meta:editing-cycles>
    <meta:generator>LibreOffice/7.3.7.2$Linux_X86_64 LibreOffice_project/30$Build-2</meta:generator>
    <meta:document-statistic meta:table-count="0" meta:image-count="0" meta:object-count="0" meta:page-count="1" meta:paragraph-count="26" meta:word-count="217" meta:character-count="1197" meta:non-whitespace-character-count="1007"/>
  </office:meta>
</office:document-meta>
</file>